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4.154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end" style:writing-mode="rl-tb"/>
    </style:style>
    <style:style style:name="P2" style:family="paragraph">
      <style:paragraph-properties fo:text-align="end" style:writing-mode="rl-tb"/>
      <style:text-properties fo:font-size="12pt" style:font-size-asian="18pt" style:font-size-complex="12pt" style:language-complex="ur" style:country-complex="PK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8pt" style:font-size-complex="12pt" style:language-complex="ur" style:country-complex="PK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696cm" svg:height="1.243cm" svg:x="1.692cm" svg:y="2.607cm">
          <draw:text-box>
            <text:p text:style-name="P1"><text:span text:style-name="T1">شکل </text:span><text:span text:style-name="T1">3</text:span><text:span text:style-name="T1">-</text:span><text:span text:style-name="T1">1</text:span><text:span text:style-name="T1"> کور سے نکلتے وقت فلکس باہر کی طرف پھول جاتی ہے</text:span></text:p>
          </draw:text-box>
        </draw:frame>
        <draw:line draw:style-name="gr2" draw:text-style-name="P3" draw:layer="layout" svg:x1="2.708cm" svg:y1="1.3cm" svg:x2="4.018cm" svg:y2="1.3cm">
          <text:p/>
        </draw:line>
        <draw:line draw:style-name="gr2" draw:text-style-name="P3" draw:layer="layout" svg:x1="2.758cm" svg:y1="2.275cm" svg:x2="4.049cm" svg:y2="2.265cm">
          <text:p/>
        </draw:line>
        <draw:line draw:style-name="gr2" draw:text-style-name="P3" draw:layer="layout" svg:x1="4.039cm" svg:y1="1.29cm" svg:x2="4.039cm" svg:y2="2.265cm">
          <text:p/>
        </draw:line>
        <draw:line draw:style-name="gr2" draw:text-style-name="P3" draw:layer="layout" svg:x1="5.573cm" svg:y1="1.27cm" svg:x2="5.573cm" svg:y2="2.275cm">
          <text:p/>
        </draw:line>
        <draw:line draw:style-name="gr2" draw:text-style-name="P3" draw:layer="layout" svg:x1="6.822cm" svg:y1="1.27cm" svg:x2="5.552cm" svg:y2="1.27cm">
          <text:p/>
        </draw:line>
        <draw:line draw:style-name="gr2" draw:text-style-name="P3" draw:layer="layout" svg:x1="6.822cm" svg:y1="2.275cm" svg:x2="5.573cm" svg:y2="2.275cm">
          <text:p/>
        </draw:line>
        <draw:path draw:style-name="gr3" draw:text-style-name="P3" draw:layer="layout" svg:width="1.228cm" svg:height="0.919cm" draw:transform="rotate (0.661654319430925) translate (4.035cm 1.301cm)" svg:viewBox="0 0 1229 920" svg:d="m0 7011c141 28 208 9 410 74 114 37 266 77 416 194 112 88 90 125 195 230l97 205 111 218">
          <text:p/>
        </draw:path>
        <draw:path draw:style-name="gr3" draw:text-style-name="P3" draw:layer="layout" svg:width="1.105cm" svg:height="1.113cm" draw:transform="rotate (-0.7853981633973) translate (4.80449999999795cm 1.4965cm)" svg:viewBox="0 0 1106 1114" svg:d="m0-3590c182 82 330-53 486-114 141-55 269-150 372-269 111-128 174-290 206-455l42-165-19-85">
          <text:p/>
        </draw:path>
        <draw:path draw:style-name="gr3" draw:text-style-name="P3" draw:layer="layout" svg:width="1.43cm" svg:height="0.607cm" draw:transform="rotate (0.413992098572977) translate (4.01541827207318cm 1.50957242372388cm)" svg:viewBox="0 0 1431 608" svg:d="m0 6006c161 39 314-42 478 3 145 39 320 17 433 142 106 117 236 211 356 316l116 99 48 37">
          <text:p/>
        </draw:path>
        <draw:path draw:style-name="gr3" draw:text-style-name="P3" draw:layer="layout" svg:width="1.504cm" svg:height="0.385cm" draw:transform="rotate (-0.217817090648851) translate (4.10056370848708cm 1.73577191524246cm)" svg:viewBox="0 0 1505 386" svg:d="m0 1921c155-5 305 24 462 62 147 35 312 22 459-26 150-51 308-106 431-216l133-74 20-50">
          <text:p/>
        </draw:path>
        <draw:path draw:style-name="gr3" draw:text-style-name="P3" draw:layer="layout" svg:width="1.541cm" svg:height="0.254cm" draw:transform="rotate (0.113970000155208) translate (4.02270567236233cm 1.57359409959974cm)" svg:viewBox="0 0 1542 255" svg:d="m0 4150c162 41 311-47 465-80 150-32 309-41 457-6 151 36 283 132 436 168l141 60 43 5">
          <text:p/>
        </draw:path>
        <draw:path draw:style-name="gr3" draw:text-style-name="P3" draw:layer="layout" svg:width="1.537cm" svg:height="0.201cm" draw:transform="rotate (-0.127583568320761) translate (4.05818438692257cm 1.64626783073531cm)" svg:viewBox="0 0 1538 202" svg:d="m0 2415c153 4 305 32 459 15 150-16 303 2 453-29 143-30 285-68 430-98l139-63 57-7">
          <text:p/>
        </draw:path>
        <draw:path draw:style-name="gr3" draw:text-style-name="P3" draw:layer="layout" svg:width="-1.285cm" svg:height="-0.053cm" svg:x="4.005cm" svg:y="1.362cm" svg:viewBox="0 0 -1286 -54" svg:d="m0-2678c151 34 287-54 438-29 146 24 292-30 439-14h146 146 117">
          <text:p/>
        </draw:path>
        <draw:path draw:style-name="gr3" draw:text-style-name="P3" draw:layer="layout" svg:width="-1.285cm" svg:height="-0.043cm" svg:x="4.02cm" svg:y="1.52cm" svg:viewBox="0 0 -1286 -44" svg:d="m0-3026c151-5 302-14 453-14 148 0 293 10 439 14h146l161 15 87 15">
          <text:p/>
        </draw:path>
        <draw:path draw:style-name="gr3" draw:text-style-name="P3" draw:layer="layout" svg:width="1.288cm" svg:height="0.057cm" draw:transform="rotate (3.02762265343399) translate (4.01500565917961cm 2.04663163960946cm)" svg:viewBox="0 0 1289 58" svg:d="m0-3110c157 26 316 11 472 6 146-5 290-46 437-35l161-5 147-1 72-9">
          <text:p/>
        </draw:path>
        <draw:path draw:style-name="gr3" draw:text-style-name="P3" draw:layer="layout" svg:width="1.285cm" svg:height="0.089cm" draw:transform="rotate (3.03600023384356) translate (4.0262926588208cm 1.90915509725143cm)" svg:viewBox="0 0 1286 90" svg:d="m0-2866c148-1 297 19 441-2 151-22 301-41 449-63l160-17h147l89 4">
          <text:p/>
        </draw:path>
        <draw:path draw:style-name="gr3" draw:text-style-name="P3" draw:layer="layout" svg:width="1.231cm" svg:height="0.251cm" draw:transform="rotate (-2.91644518008197) translate (4.02008333641257cm 1.666363865885cm)" svg:viewBox="0 0 1232 252" svg:d="m0-5043c148-4 292 27 437 55 154 30 296 109 456 104l172 39 139 47 28 6">
          <text:p/>
        </draw:path>
        <draw:path draw:style-name="gr3" draw:text-style-name="P3" draw:layer="layout" svg:width="1.246cm" svg:height="0.157cm" draw:transform="rotate (-0.113970000155208) translate (5.58783860366707cm 1.3201581072792cm)" svg:viewBox="0 0 1247 158" svg:d="m0 1509c151 9 301-21 452-37 149-15 299-35 450-51l160-18 143-32 42-19">
          <text:p/>
        </draw:path>
        <draw:path draw:style-name="gr3" draw:text-style-name="P3" draw:layer="layout" svg:width="1.27cm" svg:height="0.032cm" svg:x="5.57cm" svg:y="1.284cm" svg:viewBox="0 0 1271 33" svg:d="m0 2c147-13 291 36 438 30 146-6 293-23 439 0h160 147 87">
          <text:p/>
        </draw:path>
        <draw:path draw:style-name="gr3" draw:text-style-name="P3" draw:layer="layout" svg:width="1.254cm" svg:height="0.212cm" draw:transform="rotate (0.225147473507226) translate (5.57cm 2.266cm)" svg:viewBox="0 0 1255 213" svg:d="m0 6905c145 16 289-2 437 55 139 53 306 17 445 86l142 33 143 32 88 6">
          <text:p/>
        </draw:path>
        <draw:path draw:style-name="gr3" draw:text-style-name="P3" draw:layer="layout" svg:width="1.272cm" svg:height="0.208cm" draw:transform="rotate (2.92534635926714) translate (3.99104742496908cm 2.43607426997233cm)" svg:viewBox="0 0 1273 209" svg:d="m0-2841c155 16 304-17 458-26 147-9 274-117 426-109l142-31 172-38 75-1">
          <text:p/>
        </draw:path>
        <draw:path draw:style-name="gr3" draw:text-style-name="P3" draw:layer="layout" svg:width="1.295cm" svg:height="0.164cm" draw:transform="rotate (0.216246294322057) translate (5.555cm 2.09cm)" svg:viewBox="0 0 1296 165" svg:d="m0 6466c154 32 302-5 461 13 156 17 288 97 446 82l160 20 143 31 86 19">
          <text:p/>
        </draw:path>
        <draw:path draw:style-name="gr3" draw:text-style-name="P3" draw:layer="layout" svg:width="1.24cm" svg:height="0.279cm" draw:transform="rotate (-0.217817090648851) translate (5.62935404175307cm 1.38382825503844cm)" svg:viewBox="0 0 1241 280" svg:d="m0 544c155 25 298-40 452-55 144-14 285-63 427-95l154-49 140-46 68-30">
          <text:p/>
        </draw:path>
        <draw:path draw:style-name="gr3" draw:text-style-name="P3" draw:layer="layout" svg:width="1.285cm" svg:height="0.058cm" svg:x="5.555cm" svg:y="1.783cm" svg:viewBox="0 0 1286 59" svg:d="m0 59c151-9 300-27 453-29 147-2 291 30 439 14l146-14 146-15 102-1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18T13:52:52</meta:creation-date>
    <dc:date>2011-02-28T13:06:09</dc:date>
    <dc:creator>khalid khan</dc:creator>
    <meta:editing-duration>PT02H47M25S</meta:editing-duration>
    <meta:editing-cycles>23</meta:editing-cycles>
    <meta:generator>OpenOffice.org/3.1$Linux OpenOffice.org_project/310m19$Build-9420</meta:generator>
    <meta:document-statistic meta:object-count="25"/>
  </office:meta>
</office:document-meta>
</file>